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3" office:value-type="string">
            <text:p>Latitude</text:p>
          </table:table-cell>
          <table:table-cell table:style-name="ACE-3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55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ngrove roo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.3399999999999999">
            <text:p>−6.3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59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6450">
            <text:p>6450</text:p>
          </table:table-cell>
          <table:table-cell table:style-name="ACE-0" office:value-type="float" office:value="460">
            <text:p>460</text:p>
          </table:table-cell>
          <table:table-cell table:style-name="ACE-0" office:value-type="string">
            <text:p>T. deltoidali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9399999999999999">
            <text:p>−3.9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60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4">
            <text:p>−1.5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65</text:p>
          </table:table-cell>
          <table:table-cell table:style-name="ACE-0" office:value-type="float" office:value="-34.950000000000003">
            <text:p>−34.95</text:p>
          </table:table-cell>
          <table:table-cell table:style-name="ACE-0" office:value-type="float" office:value="150.75999999999999">
            <text:p>150.76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6499999999999999">
            <text:p>−3.6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3</text:p>
          </table:table-cell>
          <table:table-cell table:style-name="ACE-0" office:value-type="float" office:value="-34.947299999999998">
            <text:p>−34.9473</text:p>
          </table:table-cell>
          <table:table-cell table:style-name="ACE-0" office:value-type="float" office:value="150.6926">
            <text:p>150.6926</text:p>
          </table:table-cell>
          <table:table-cell table:style-name="ACE-0" office:value-type="float" office:value="2950">
            <text:p>29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1648</text:p>
          </table:table-cell>
          <table:table-cell table:style-name="ACE-0" office:value-type="float" office:value="-34.931899999999999">
            <text:p>−34.9319</text:p>
          </table:table-cell>
          <table:table-cell table:style-name="ACE-0" office:value-type="float" office:value="150.65129999999999">
            <text:p>150.6513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ccostrea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2</text:p>
          </table:table-cell>
          <table:table-cell table:style-name="ACE-0" office:value-type="float" office:value="-34.926900000000003">
            <text:p>−34.9269</text:p>
          </table:table-cell>
          <table:table-cell table:style-name="ACE-0" office:value-type="float" office:value="150.6489">
            <text:p>150.6489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4</text:p>
          </table:table-cell>
          <table:table-cell table:style-name="ACE-0" office:value-type="float" office:value="-34.922699999999999">
            <text:p>−34.9227</text:p>
          </table:table-cell>
          <table:table-cell table:style-name="ACE-0" office:value-type="float" office:value="150.72730000000001">
            <text:p>150.7273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5</text:p>
          </table:table-cell>
          <table:table-cell table:style-name="ACE-0" office:value-type="float" office:value="-34.922699999999999">
            <text:p>−34.9227</text:p>
          </table:table-cell>
          <table:table-cell table:style-name="ACE-0" office:value-type="float" office:value="150.72730000000001">
            <text:p>150.7273</text:p>
          </table:table-cell>
          <table:table-cell table:style-name="ACE-0" office:value-type="float" office:value="6440">
            <text:p>64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517</text:p>
          </table:table-cell>
          <table:table-cell table:style-name="ACE-0" office:value-type="float" office:value="-34.915300000000002">
            <text:p>−34.9153</text:p>
          </table:table-cell>
          <table:table-cell table:style-name="ACE-0" office:value-type="float" office:value="150.66380000000001">
            <text:p>150.6638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1647</text:p>
          </table:table-cell>
          <table:table-cell table:style-name="ACE-0" office:value-type="float" office:value="-34.908700000000003">
            <text:p>−34.9087</text:p>
          </table:table-cell>
          <table:table-cell table:style-name="ACE-0" office:value-type="float" office:value="150.69210000000001">
            <text:p>150.6921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495</text:p>
          </table:table-cell>
          <table:table-cell table:style-name="ACE-0" office:value-type="float" office:value="-34.9069">
            <text:p>−34.9069</text:p>
          </table:table-cell>
          <table:table-cell table:style-name="ACE-0" office:value-type="float" office:value="150.71000000000001">
            <text:p>150.71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2</text:p>
          </table:table-cell>
          <table:table-cell table:style-name="ACE-0" office:value-type="float" office:value="-34.905999999999999">
            <text:p>−34.906</text:p>
          </table:table-cell>
          <table:table-cell table:style-name="ACE-0" office:value-type="float" office:value="150.6437">
            <text:p>150.6437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86</text:p>
          </table:table-cell>
          <table:table-cell table:style-name="ACE-0" office:value-type="float" office:value="-34.905700000000003">
            <text:p>−34.9057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4.2999999999999998">
            <text:p>−4.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288</text:p>
          </table:table-cell>
          <table:table-cell table:style-name="ACE-0" office:value-type="float" office:value="-34.894799999999996">
            <text:p>−34.8948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289</text:p>
          </table:table-cell>
          <table:table-cell table:style-name="ACE-0" office:value-type="float" office:value="-34.894799999999996">
            <text:p>−34.8948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290</text:p>
          </table:table-cell>
          <table:table-cell table:style-name="ACE-0" office:value-type="float" office:value="-34.894799999999996">
            <text:p>−34.8948</text:p>
          </table:table-cell>
          <table:table-cell table:style-name="ACE-0" office:value-type="float" office:value="150.66679999999999">
            <text:p>150.6668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1</text:p>
          </table:table-cell>
          <table:table-cell table:style-name="ACE-0" office:value-type="float" office:value="-34.8947">
            <text:p>−34.8947</text:p>
          </table:table-cell>
          <table:table-cell table:style-name="ACE-0" office:value-type="float" office:value="150.6737">
            <text:p>150.6737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92</text:p>
          </table:table-cell>
          <table:table-cell table:style-name="ACE-0" office:value-type="float" office:value="-34.893999999999998">
            <text:p>−34.894</text:p>
          </table:table-cell>
          <table:table-cell table:style-name="ACE-0" office:value-type="float" office:value="150.70580000000001">
            <text:p>150.7058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7.5">
            <text:p>−7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739</text:p>
          </table:table-cell>
          <table:table-cell table:style-name="ACE-0" office:value-type="float" office:value="-34.893999999999998">
            <text:p>−34.894</text:p>
          </table:table-cell>
          <table:table-cell table:style-name="ACE-0" office:value-type="float" office:value="150.70580000000001">
            <text:p>150.7058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659</text:p>
          </table:table-cell>
          <table:table-cell table:style-name="ACE-0" office:value-type="float" office:value="-34.892699999999998">
            <text:p>−34.8927</text:p>
          </table:table-cell>
          <table:table-cell table:style-name="ACE-0" office:value-type="float" office:value="150.65110000000001">
            <text:p>150.6511</text:p>
          </table:table-cell>
          <table:table-cell table:style-name="ACE-0" office:value-type="float" office:value="3280">
            <text:p>32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656</text:p>
          </table:table-cell>
          <table:table-cell table:style-name="ACE-0" office:value-type="float" office:value="-34.886400000000002">
            <text:p>−34.8864</text:p>
          </table:table-cell>
          <table:table-cell table:style-name="ACE-0" office:value-type="float" office:value="150.6515">
            <text:p>150.6515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6</text:p>
          </table:table-cell>
          <table:table-cell table:style-name="ACE-0" office:value-type="float" office:value="-34.884">
            <text:p>−34.884</text:p>
          </table:table-cell>
          <table:table-cell table:style-name="ACE-0" office:value-type="float" office:value="150.61859999999999">
            <text:p>150.6186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7</text:p>
          </table:table-cell>
          <table:table-cell table:style-name="ACE-0" office:value-type="float" office:value="-34.884">
            <text:p>−34.884</text:p>
          </table:table-cell>
          <table:table-cell table:style-name="ACE-0" office:value-type="float" office:value="150.61859999999999">
            <text:p>150.6186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8</text:p>
          </table:table-cell>
          <table:table-cell table:style-name="ACE-0" office:value-type="float" office:value="-34.884">
            <text:p>−34.884</text:p>
          </table:table-cell>
          <table:table-cell table:style-name="ACE-0" office:value-type="float" office:value="150.61859999999999">
            <text:p>150.6186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6.7999999999999998">
            <text:p>−6.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783</text:p>
          </table:table-cell>
          <table:table-cell table:style-name="ACE-0" office:value-type="float" office:value="-34.881999999999998">
            <text:p>−34.882</text:p>
          </table:table-cell>
          <table:table-cell table:style-name="ACE-0" office:value-type="float" office:value="150.7114">
            <text:p>150.7114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5.4000000000000004">
            <text:p>−5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895</text:p>
          </table:table-cell>
          <table:table-cell table:style-name="ACE-0" office:value-type="float" office:value="-34.880600000000001">
            <text:p>−34.8806</text:p>
          </table:table-cell>
          <table:table-cell table:style-name="ACE-0" office:value-type="float" office:value="150.70760000000001">
            <text:p>150.7076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4000000000000004">
            <text:p>−5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496</text:p>
          </table:table-cell>
          <table:table-cell table:style-name="ACE-0" office:value-type="float" office:value="-34.880099999999999">
            <text:p>−34.8801</text:p>
          </table:table-cell>
          <table:table-cell table:style-name="ACE-0" office:value-type="float" office:value="150.69970000000001">
            <text:p>150.6997</text:p>
          </table:table-cell>
          <table:table-cell table:style-name="ACE-0" office:value-type="float" office:value="8260">
            <text:p>82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Austrocochlea + Bitt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891</text:p>
          </table:table-cell>
          <table:table-cell table:style-name="ACE-0" office:value-type="float" office:value="-34.873899999999999">
            <text:p>−34.8739</text:p>
          </table:table-cell>
          <table:table-cell table:style-name="ACE-0" office:value-type="float" office:value="150.69720000000001">
            <text:p>150.6972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5894</text:p>
          </table:table-cell>
          <table:table-cell table:style-name="ACE-0" office:value-type="float" office:value="-34.871499999999997">
            <text:p>−34.8715</text:p>
          </table:table-cell>
          <table:table-cell table:style-name="ACE-0" office:value-type="float" office:value="150.6909">
            <text:p>150.6909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5</text:p>
          </table:table-cell>
          <table:table-cell table:style-name="ACE-0" office:value-type="float" office:value="-34.871499999999997">
            <text:p>−34.8715</text:p>
          </table:table-cell>
          <table:table-cell table:style-name="ACE-0" office:value-type="float" office:value="150.7439">
            <text:p>150.7439</text:p>
          </table:table-cell>
          <table:table-cell table:style-name="ACE-0" office:value-type="float" office:value="7840">
            <text:p>78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85</text:p>
          </table:table-cell>
          <table:table-cell table:style-name="ACE-0" office:value-type="float" office:value="-34.868099999999998">
            <text:p>−34.8681</text:p>
          </table:table-cell>
          <table:table-cell table:style-name="ACE-0" office:value-type="float" office:value="150.6653">
            <text:p>150.6653</text:p>
          </table:table-cell>
          <table:table-cell table:style-name="ACE-0" office:value-type="float" office:value="5530">
            <text:p>553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-10">
            <text:p>−1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3</text:p>
          </table:table-cell>
          <table:table-cell table:style-name="ACE-0" office:value-type="float" office:value="-34.868099999999998">
            <text:p>−34.8681</text:p>
          </table:table-cell>
          <table:table-cell table:style-name="ACE-0" office:value-type="float" office:value="150.6653">
            <text:p>150.6653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2">
            <text:p>−2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497</text:p>
          </table:table-cell>
          <table:table-cell table:style-name="ACE-0" office:value-type="float" office:value="-34.868099999999998">
            <text:p>−34.8681</text:p>
          </table:table-cell>
          <table:table-cell table:style-name="ACE-0" office:value-type="float" office:value="150.6653">
            <text:p>150.6653</text:p>
          </table:table-cell>
          <table:table-cell table:style-name="ACE-0" office:value-type="float" office:value="6310">
            <text:p>63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ccostr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3.899999999999999">
            <text:p>−23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037</text:p>
          </table:table-cell>
          <table:table-cell table:style-name="ACE-0" office:value-type="float" office:value="-34.8675">
            <text:p>−34.8675</text:p>
          </table:table-cell>
          <table:table-cell table:style-name="ACE-0" office:value-type="float" office:value="150.6848">
            <text:p>150.6848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0999999999999996">
            <text:p>−4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6024</text:p>
          </table:table-cell>
          <table:table-cell table:style-name="ACE-0" office:value-type="float" office:value="-34.866500000000002">
            <text:p>−34.8665</text:p>
          </table:table-cell>
          <table:table-cell table:style-name="ACE-0" office:value-type="float" office:value="150.64699999999999">
            <text:p>150.647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7.2000000000000002">
            <text:p>−7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993</text:p>
          </table:table-cell>
          <table:table-cell table:style-name="ACE-0" office:value-type="float" office:value="-34.845100000000002">
            <text:p>−34.8451</text:p>
          </table:table-cell>
          <table:table-cell table:style-name="ACE-0" office:value-type="float" office:value="150.6574">
            <text:p>150.6574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1</text:p>
          </table:table-cell>
          <table:table-cell table:style-name="ACE-0" office:value-type="float" office:value="-34.821599999999997">
            <text:p>−34.8216</text:p>
          </table:table-cell>
          <table:table-cell table:style-name="ACE-0" office:value-type="float" office:value="150.65049999999999">
            <text:p>150.6505</text:p>
          </table:table-cell>
          <table:table-cell table:style-name="ACE-0" office:value-type="float" office:value="4710">
            <text:p>47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D-880</text:p>
          </table:table-cell>
          <table:table-cell table:style-name="ACE-0" office:value-type="float" office:value="-34.820999999999998">
            <text:p>−34.821</text:p>
          </table:table-cell>
          <table:table-cell table:style-name="ACE-0" office:value-type="float" office:value="150.6797">
            <text:p>150.6797</text:p>
          </table:table-cell>
          <table:table-cell table:style-name="ACE-0" office:value-type="float" office:value="3650">
            <text:p>36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4000000000000004">
            <text:p>−5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660</text:p>
          </table:table-cell>
          <table:table-cell table:style-name="ACE-0" office:value-type="float" office:value="-34.798699999999997">
            <text:p>−34.7987</text:p>
          </table:table-cell>
          <table:table-cell table:style-name="ACE-0" office:value-type="float" office:value="150.69470000000001">
            <text:p>150.6947</text:p>
          </table:table-cell>
          <table:table-cell table:style-name="ACE-0" office:value-type="float" office:value="5430">
            <text:p>54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Uemitsu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4</text:p>
          </table:table-cell>
          <table:table-cell table:style-name="ACE-0" office:value-type="float" office:value="-34.652999999999999">
            <text:p>−34.653</text:p>
          </table:table-cell>
          <table:table-cell table:style-name="ACE-0" office:value-type="float" office:value="150.81899999999999">
            <text:p>150.819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789</text:p>
          </table:table-cell>
          <table:table-cell table:style-name="ACE-0" office:value-type="float" office:value="-34.651000000000003">
            <text:p>−34.651</text:p>
          </table:table-cell>
          <table:table-cell table:style-name="ACE-0" office:value-type="float" office:value="150.80600000000001">
            <text:p>150.806</text:p>
          </table:table-cell>
          <table:table-cell table:style-name="ACE-0" office:value-type="float" office:value="5240">
            <text:p>52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0</text:p>
          </table:table-cell>
          <table:table-cell table:style-name="ACE-0" office:value-type="float" office:value="-34.649999999999999">
            <text:p>−34.65</text:p>
          </table:table-cell>
          <table:table-cell table:style-name="ACE-0" office:value-type="float" office:value="150.81800000000001">
            <text:p>150.818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8.3699999999999992">
            <text:p>−8.3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1</text:p>
          </table:table-cell>
          <table:table-cell table:style-name="ACE-0" office:value-type="float" office:value="-34.649999999999999">
            <text:p>−34.65</text:p>
          </table:table-cell>
          <table:table-cell table:style-name="ACE-0" office:value-type="float" office:value="150.81800000000001">
            <text:p>150.818</text:p>
          </table:table-cell>
          <table:table-cell table:style-name="ACE-0" office:value-type="float" office:value="7890">
            <text:p>789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0.82">
            <text:p>−10.8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2</text:p>
          </table:table-cell>
          <table:table-cell table:style-name="ACE-0" office:value-type="float" office:value="-34.649999999999999">
            <text:p>−34.65</text:p>
          </table:table-cell>
          <table:table-cell table:style-name="ACE-0" office:value-type="float" office:value="150.82499999999999">
            <text:p>150.825</text:p>
          </table:table-cell>
          <table:table-cell table:style-name="ACE-0" office:value-type="float" office:value="7770">
            <text:p>77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4.6">
            <text:p>−14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991</text:p>
          </table:table-cell>
          <table:table-cell table:style-name="ACE-0" office:value-type="float" office:value="-34.648000000000003">
            <text:p>−34.648</text:p>
          </table:table-cell>
          <table:table-cell table:style-name="ACE-0" office:value-type="float" office:value="150.798">
            <text:p>150.798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3</text:p>
          </table:table-cell>
          <table:table-cell table:style-name="ACE-0" office:value-type="float" office:value="-34.646999999999998">
            <text:p>−34.647</text:p>
          </table:table-cell>
          <table:table-cell table:style-name="ACE-0" office:value-type="float" office:value="150.80099999999999">
            <text:p>150.801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A. <text:s/>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8.8000000000000007">
            <text:p>−8.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5</text:p>
          </table:table-cell>
          <table:table-cell table:style-name="ACE-0" office:value-type="float" office:value="-34.646999999999998">
            <text:p>−34.647</text:p>
          </table:table-cell>
          <table:table-cell table:style-name="ACE-0" office:value-type="float" office:value="150.809">
            <text:p>150.809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926</text:p>
          </table:table-cell>
          <table:table-cell table:style-name="ACE-0" office:value-type="float" office:value="-34.646000000000001">
            <text:p>−34.646</text:p>
          </table:table-cell>
          <table:table-cell table:style-name="ACE-0" office:value-type="float" office:value="150.798">
            <text:p>150.798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9.0999999999999996">
            <text:p>−9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790</text:p>
          </table:table-cell>
          <table:table-cell table:style-name="ACE-0" office:value-type="float" office:value="-34.646000000000001">
            <text:p>−34.646</text:p>
          </table:table-cell>
          <table:table-cell table:style-name="ACE-0" office:value-type="float" office:value="150.80799999999999">
            <text:p>150.808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925</text:p>
          </table:table-cell>
          <table:table-cell table:style-name="ACE-0" office:value-type="float" office:value="-34.646000000000001">
            <text:p>−34.646</text:p>
          </table:table-cell>
          <table:table-cell table:style-name="ACE-0" office:value-type="float" office:value="150.80799999999999">
            <text:p>150.808</text:p>
          </table:table-cell>
          <table:table-cell table:style-name="ACE-0" office:value-type="float" office:value="4540">
            <text:p>45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787</text:p>
          </table:table-cell>
          <table:table-cell table:style-name="ACE-0" office:value-type="float" office:value="-34.645000000000003">
            <text:p>−34.645</text:p>
          </table:table-cell>
          <table:table-cell table:style-name="ACE-0" office:value-type="float" office:value="150.80699999999999">
            <text:p>150.807</text:p>
          </table:table-cell>
          <table:table-cell table:style-name="ACE-0" office:value-type="float" office:value="8920">
            <text:p>892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2.2799999999999998">
            <text:p>2.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927</text:p>
          </table:table-cell>
          <table:table-cell table:style-name="ACE-0" office:value-type="float" office:value="-34.645000000000003">
            <text:p>−34.645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34999999999999998">
            <text:p>−0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-928</text:p>
          </table:table-cell>
          <table:table-cell table:style-name="ACE-0" office:value-type="float" office:value="-34.645000000000003">
            <text:p>−34.645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Dosin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0.5">
            <text:p>−10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7</text:p>
          </table:table-cell>
          <table:table-cell table:style-name="ACE-0" office:value-type="float" office:value="-34.642000000000003">
            <text:p>−34.642</text:p>
          </table:table-cell>
          <table:table-cell table:style-name="ACE-0" office:value-type="float" office:value="150.81800000000001">
            <text:p>150.818</text:p>
          </table:table-cell>
          <table:table-cell table:style-name="ACE-0" office:value-type="float" office:value="3970">
            <text:p>397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Pyrazus <text:s/>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2</text:p>
          </table:table-cell>
          <table:table-cell table:style-name="ACE-0" office:value-type="float" office:value="-34.640999999999998">
            <text:p>−34.641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Dosin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64</text:p>
          </table:table-cell>
          <table:table-cell table:style-name="ACE-0" office:value-type="float" office:value="-34.640999999999998">
            <text:p>−34.641</text:p>
          </table:table-cell>
          <table:table-cell table:style-name="ACE-0" office:value-type="float" office:value="150.816">
            <text:p>150.816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O. angas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7999999999999998">
            <text:p>−3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24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muds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06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muds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21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rganic muds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2.25">
            <text:p>2.2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07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sandy mud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425</text:p>
          </table:table-cell>
          <table:table-cell table:style-name="ACE-0" office:value-type="float" office:value="-34.640000000000001">
            <text:p>−34.64</text:p>
          </table:table-cell>
          <table:table-cell table:style-name="ACE-0" office:value-type="float" office:value="150.81999999999999">
            <text:p>150.82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 sandy mud with zostera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nes199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553</text:p>
          </table:table-cell>
          <table:table-cell table:style-name="ACE-0" office:value-type="float" office:value="-34.636000000000003">
            <text:p>−34.636</text:p>
          </table:table-cell>
          <table:table-cell table:style-name="ACE-0" office:value-type="float" office:value="150.83699999999999">
            <text:p>150.837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340">
            <text:p>3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0.5">
            <text:p>−10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anayotou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371</text:p>
          </table:table-cell>
          <table:table-cell table:style-name="ACE-0" office:value-type="float" office:value="-34.619999999999997">
            <text:p>−34.62</text:p>
          </table:table-cell>
          <table:table-cell table:style-name="ACE-0" office:value-type="float" office:value="150.86000000000001">
            <text:p>150.86</text:p>
          </table:table-cell>
          <table:table-cell table:style-name="ACE-0" office:value-type="float" office:value="4305">
            <text:p>430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Esturine 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Carne198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370</text:p>
          </table:table-cell>
          <table:table-cell table:style-name="ACE-0" office:value-type="float" office:value="-34.619999999999997">
            <text:p>−34.62</text:p>
          </table:table-cell>
          <table:table-cell table:style-name="ACE-0" office:value-type="float" office:value="150.86000000000001">
            <text:p>150.86</text:p>
          </table:table-cell>
          <table:table-cell table:style-name="ACE-0" office:value-type="float" office:value="6805">
            <text:p>6805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Oyster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Carne198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308</text:p>
          </table:table-cell>
          <table:table-cell table:style-name="ACE-0" office:value-type="float" office:value="-34.619999999999997">
            <text:p>−34.62</text:p>
          </table:table-cell>
          <table:table-cell table:style-name="ACE-0" office:value-type="float" office:value="150.86000000000001">
            <text:p>150.86</text:p>
          </table:table-cell>
          <table:table-cell table:style-name="ACE-0" office:value-type="float" office:value="1790">
            <text:p>17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ach-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151A</text:p>
          </table:table-cell>
          <table:table-cell table:style-name="ACE-0" office:value-type="float" office:value="-34.576999999999998">
            <text:p>−34.577</text:p>
          </table:table-cell>
          <table:table-cell table:style-name="ACE-0" office:value-type="float" office:value="150.87">
            <text:p>150.87</text:p>
          </table:table-cell>
          <table:table-cell table:style-name="ACE-0" office:value-type="float" office:value="5233">
            <text:p>5233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wood in dun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ungEtal199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-151</text:p>
          </table:table-cell>
          <table:table-cell table:style-name="ACE-0" office:value-type="float" office:value="-34.576999999999998">
            <text:p>−34.577</text:p>
          </table:table-cell>
          <table:table-cell table:style-name="ACE-0" office:value-type="float" office:value="150.87">
            <text:p>150.87</text:p>
          </table:table-cell>
          <table:table-cell table:style-name="ACE-0" office:value-type="float" office:value="5395">
            <text:p>5395</text:p>
          </table:table-cell>
          <table:table-cell table:style-name="ACE-0" office:value-type="float" office:value="129">
            <text:p>129</text:p>
          </table:table-cell>
          <table:table-cell table:style-name="ACE-0" office:value-type="string">
            <text:p>peat in dune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ungEtal199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71</text:p>
          </table:table-cell>
          <table:table-cell table:style-name="ACE-0" office:value-type="float" office:value="-34.560699999999997">
            <text:p>−34.5607</text:p>
          </table:table-cell>
          <table:table-cell table:style-name="ACE-0" office:value-type="float" office:value="150.80099999999999">
            <text:p>150.801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305</text:p>
          </table:table-cell>
          <table:table-cell table:style-name="ACE-0" office:value-type="float" office:value="-34.560699999999997">
            <text:p>−34.5607</text:p>
          </table:table-cell>
          <table:table-cell table:style-name="ACE-0" office:value-type="float" office:value="150.80099999999999">
            <text:p>150.801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02</text:p>
          </table:table-cell>
          <table:table-cell table:style-name="ACE-0" office:value-type="float" office:value="-34.556699999999999">
            <text:p>−34.5567</text:p>
          </table:table-cell>
          <table:table-cell table:style-name="ACE-0" office:value-type="float" office:value="150.80719999999999">
            <text:p>150.8072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3.48">
            <text:p>−3.4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05</text:p>
          </table:table-cell>
          <table:table-cell table:style-name="ACE-0" office:value-type="float" office:value="-34.553199999999997">
            <text:p>−34.5532</text:p>
          </table:table-cell>
          <table:table-cell table:style-name="ACE-0" office:value-type="float" office:value="150.80779999999999">
            <text:p>150.8078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.79">
            <text:p>−4.7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69</text:p>
          </table:table-cell>
          <table:table-cell table:style-name="ACE-0" office:value-type="float" office:value="-34.5486">
            <text:p>−34.5486</text:p>
          </table:table-cell>
          <table:table-cell table:style-name="ACE-0" office:value-type="float" office:value="150.80160000000001">
            <text:p>150.8016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6299999999999999">
            <text:p>−1.6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638</text:p>
          </table:table-cell>
          <table:table-cell table:style-name="ACE-0" office:value-type="float" office:value="-34.5428">
            <text:p>−34.5428</text:p>
          </table:table-cell>
          <table:table-cell table:style-name="ACE-0" office:value-type="float" office:value="150.82320000000001">
            <text:p>150.8232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8.4499999999999993">
            <text:p>−8.4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77</text:p>
          </table:table-cell>
          <table:table-cell table:style-name="ACE-0" office:value-type="float" office:value="-34.5411">
            <text:p>−34.5411</text:p>
          </table:table-cell>
          <table:table-cell table:style-name="ACE-0" office:value-type="float" office:value="150.81129999999999">
            <text:p>150.8113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9500000000000002">
            <text:p>−3.9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325</text:p>
          </table:table-cell>
          <table:table-cell table:style-name="ACE-0" office:value-type="float" office:value="-34.538600000000002">
            <text:p>−34.5386</text:p>
          </table:table-cell>
          <table:table-cell table:style-name="ACE-0" office:value-type="float" office:value="150.8484">
            <text:p>150.8484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47">
            <text:p>−1.4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103</text:p>
          </table:table-cell>
          <table:table-cell table:style-name="ACE-0" office:value-type="float" office:value="-34.5381">
            <text:p>−34.5381</text:p>
          </table:table-cell>
          <table:table-cell table:style-name="ACE-0" office:value-type="float" office:value="150.81190000000001">
            <text:p>150.8119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4800000000000004">
            <text:p>−5.4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12</text:p>
          </table:table-cell>
          <table:table-cell table:style-name="ACE-0" office:value-type="float" office:value="-34.536799999999999">
            <text:p>−34.5368</text:p>
          </table:table-cell>
          <table:table-cell table:style-name="ACE-0" office:value-type="float" office:value="150.84129999999999">
            <text:p>150.8413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5.3499999999999996">
            <text:p>−5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0</text:p>
          </table:table-cell>
          <table:table-cell table:style-name="ACE-0" office:value-type="float" office:value="-34.536299999999997">
            <text:p>−34.5363</text:p>
          </table:table-cell>
          <table:table-cell table:style-name="ACE-0" office:value-type="float" office:value="150.85040000000001">
            <text:p>150.8504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2</text:p>
          </table:table-cell>
          <table:table-cell table:style-name="ACE-0" office:value-type="float" office:value="-34.536299999999997">
            <text:p>−34.5363</text:p>
          </table:table-cell>
          <table:table-cell table:style-name="ACE-0" office:value-type="float" office:value="150.85040000000001">
            <text:p>150.8504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3</text:p>
          </table:table-cell>
          <table:table-cell table:style-name="ACE-0" office:value-type="float" office:value="-34.533700000000003">
            <text:p>−34.5337</text:p>
          </table:table-cell>
          <table:table-cell table:style-name="ACE-0" office:value-type="float" office:value="150.85339999999999">
            <text:p>150.8534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84999999999999998">
            <text:p>−0.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5</text:p>
          </table:table-cell>
          <table:table-cell table:style-name="ACE-0" office:value-type="float" office:value="-34.533700000000003">
            <text:p>−34.5337</text:p>
          </table:table-cell>
          <table:table-cell table:style-name="ACE-0" office:value-type="float" office:value="150.85339999999999">
            <text:p>150.8534</text:p>
          </table:table-cell>
          <table:table-cell table:style-name="ACE-0" office:value-type="float" office:value="5360">
            <text:p>53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0099999999999998">
            <text:p>−3.0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6</text:p>
          </table:table-cell>
          <table:table-cell table:style-name="ACE-0" office:value-type="float" office:value="-34.533700000000003">
            <text:p>−34.5337</text:p>
          </table:table-cell>
          <table:table-cell table:style-name="ACE-0" office:value-type="float" office:value="150.85339999999999">
            <text:p>150.8534</text:p>
          </table:table-cell>
          <table:table-cell table:style-name="ACE-0" office:value-type="float" office:value="6940">
            <text:p>694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4700000000000002">
            <text:p>−3.4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603</text:p>
          </table:table-cell>
          <table:table-cell table:style-name="ACE-0" office:value-type="float" office:value="-34.5334">
            <text:p>−34.5334</text:p>
          </table:table-cell>
          <table:table-cell table:style-name="ACE-0" office:value-type="float" office:value="150.8366">
            <text:p>150.8366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.6399999999999997">
            <text:p>−7.6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855</text:p>
          </table:table-cell>
          <table:table-cell table:style-name="ACE-0" office:value-type="float" office:value="-34.533299999999997">
            <text:p>−34.5333</text:p>
          </table:table-cell>
          <table:table-cell table:style-name="ACE-0" office:value-type="float" office:value="150.8416">
            <text:p>150.8416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4.6500000000000004">
            <text:p>−4.6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69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4000">
            <text:p>40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76000000000000001">
            <text:p>−0.7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1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5760">
            <text:p>576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75">
            <text:p>−2.7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2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0499999999999998">
            <text:p>−3.0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3</text:p>
          </table:table-cell>
          <table:table-cell table:style-name="ACE-0" office:value-type="float" office:value="-34.532600000000002">
            <text:p>−34.5326</text:p>
          </table:table-cell>
          <table:table-cell table:style-name="ACE-0" office:value-type="float" office:value="150.8578">
            <text:p>150.8578</text:p>
          </table:table-cell>
          <table:table-cell table:style-name="ACE-0" office:value-type="float" office:value="6620">
            <text:p>662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9100000000000001">
            <text:p>−3.9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7</text:p>
          </table:table-cell>
          <table:table-cell table:style-name="ACE-0" office:value-type="float" office:value="-34.532299999999999">
            <text:p>−34.5323</text:p>
          </table:table-cell>
          <table:table-cell table:style-name="ACE-0" office:value-type="float" office:value="150.85589999999999">
            <text:p>150.8559</text:p>
          </table:table-cell>
          <table:table-cell table:style-name="ACE-0" office:value-type="float" office:value="3750">
            <text:p>37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8</text:p>
          </table:table-cell>
          <table:table-cell table:style-name="ACE-0" office:value-type="float" office:value="-34.532299999999999">
            <text:p>−34.5323</text:p>
          </table:table-cell>
          <table:table-cell table:style-name="ACE-0" office:value-type="float" office:value="150.85589999999999">
            <text:p>150.8559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9500000000000002">
            <text:p>−2.9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754</text:p>
          </table:table-cell>
          <table:table-cell table:style-name="ACE-0" office:value-type="float" office:value="-34.530200000000001">
            <text:p>−34.5302</text:p>
          </table:table-cell>
          <table:table-cell table:style-name="ACE-0" office:value-type="float" office:value="150.8475">
            <text:p>150.8475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8900000000000001">
            <text:p>−2.8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01</text:p>
          </table:table-cell>
          <table:table-cell table:style-name="ACE-0" office:value-type="float" office:value="-34.527200000000001">
            <text:p>−34.5272</text:p>
          </table:table-cell>
          <table:table-cell table:style-name="ACE-0" office:value-type="float" office:value="150.8458">
            <text:p>150.8458</text:p>
          </table:table-cell>
          <table:table-cell table:style-name="ACE-0" office:value-type="float" office:value="5140">
            <text:p>514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323</text:p>
          </table:table-cell>
          <table:table-cell table:style-name="ACE-0" office:value-type="float" office:value="-34.527099999999997">
            <text:p>−34.5271</text:p>
          </table:table-cell>
          <table:table-cell table:style-name="ACE-0" office:value-type="float" office:value="150.8458">
            <text:p>150.8458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84</text:p>
          </table:table-cell>
          <table:table-cell table:style-name="ACE-0" office:value-type="float" office:value="-34.525199999999998">
            <text:p>−34.5252</text:p>
          </table:table-cell>
          <table:table-cell table:style-name="ACE-0" office:value-type="float" office:value="150.84909999999999">
            <text:p>150.8491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8.7300000000000004">
            <text:p>−8.7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287</text:p>
          </table:table-cell>
          <table:table-cell table:style-name="ACE-0" office:value-type="float" office:value="-34.523800000000001">
            <text:p>−34.5238</text:p>
          </table:table-cell>
          <table:table-cell table:style-name="ACE-0" office:value-type="float" office:value="150.85140000000001">
            <text:p>150.8514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6099999999999999">
            <text:p>−2.6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07</text:p>
          </table:table-cell>
          <table:table-cell table:style-name="ACE-0" office:value-type="float" office:value="-34.520000000000003">
            <text:p>−34.52</text:p>
          </table:table-cell>
          <table:table-cell table:style-name="ACE-0" office:value-type="float" office:value="150.84">
            <text:p>150.84</text:p>
          </table:table-cell>
          <table:table-cell table:style-name="ACE-0" office:value-type="float" office:value="2970">
            <text:p>297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94999999999999996">
            <text:p>−0.9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738</text:p>
          </table:table-cell>
          <table:table-cell table:style-name="ACE-0" office:value-type="float" office:value="-34.517000000000003">
            <text:p>−34.517</text:p>
          </table:table-cell>
          <table:table-cell table:style-name="ACE-0" office:value-type="float" office:value="150.8674">
            <text:p>150.8674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0800000000000001">
            <text:p>−1.0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465</text:p>
          </table:table-cell>
          <table:table-cell table:style-name="ACE-0" office:value-type="float" office:value="-34.517000000000003">
            <text:p>−34.517</text:p>
          </table:table-cell>
          <table:table-cell table:style-name="ACE-0" office:value-type="float" office:value="150.8674">
            <text:p>150.8674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0700000000000001">
            <text:p>−1.0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72</text:p>
          </table:table-cell>
          <table:table-cell table:style-name="ACE-0" office:value-type="float" office:value="-34.516500000000001">
            <text:p>−34.5165</text:p>
          </table:table-cell>
          <table:table-cell table:style-name="ACE-0" office:value-type="float" office:value="150.86619999999999">
            <text:p>150.8662</text:p>
          </table:table-cell>
          <table:table-cell table:style-name="ACE-0" office:value-type="float" office:value="6090">
            <text:p>609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3500000000000001">
            <text:p>−1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73</text:p>
          </table:table-cell>
          <table:table-cell table:style-name="ACE-0" office:value-type="float" office:value="-34.516500000000001">
            <text:p>−34.5165</text:p>
          </table:table-cell>
          <table:table-cell table:style-name="ACE-0" office:value-type="float" office:value="150.86619999999999">
            <text:p>150.8662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40</text:p>
          </table:table-cell>
          <table:table-cell table:style-name="ACE-0" office:value-type="float" office:value="-34.509999999999998">
            <text:p>−34.51</text:p>
          </table:table-cell>
          <table:table-cell table:style-name="ACE-0" office:value-type="float" office:value="150.86799999999999">
            <text:p>150.868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4.6699999999999999">
            <text:p>−4.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39</text:p>
          </table:table-cell>
          <table:table-cell table:style-name="ACE-0" office:value-type="float" office:value="-34.509999999999998">
            <text:p>−34.51</text:p>
          </table:table-cell>
          <table:table-cell table:style-name="ACE-0" office:value-type="float" office:value="150.86799999999999">
            <text:p>150.868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1800000000000002">
            <text:p>−2.1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02</text:p>
          </table:table-cell>
          <table:table-cell table:style-name="ACE-0" office:value-type="float" office:value="-34.505000000000003">
            <text:p>−34.505</text:p>
          </table:table-cell>
          <table:table-cell table:style-name="ACE-0" office:value-type="float" office:value="150.8623">
            <text:p>150.8623</text:p>
          </table:table-cell>
          <table:table-cell table:style-name="ACE-0" office:value-type="float" office:value="5290">
            <text:p>52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7.1100000000000003">
            <text:p>−7.1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04</text:p>
          </table:table-cell>
          <table:table-cell table:style-name="ACE-0" office:value-type="float" office:value="-34.505000000000003">
            <text:p>−34.505</text:p>
          </table:table-cell>
          <table:table-cell table:style-name="ACE-0" office:value-type="float" office:value="150.8623">
            <text:p>150.8623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8.5399999999999991">
            <text:p>−8.5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48</text:p>
          </table:table-cell>
          <table:table-cell table:style-name="ACE-0" office:value-type="float" office:value="-34.5047">
            <text:p>−34.5047</text:p>
          </table:table-cell>
          <table:table-cell table:style-name="ACE-0" office:value-type="float" office:value="150.86490000000001">
            <text:p>150.8649</text:p>
          </table:table-cell>
          <table:table-cell table:style-name="ACE-0" office:value-type="float" office:value="6310">
            <text:p>631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5800000000000001">
            <text:p>−2.5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49</text:p>
          </table:table-cell>
          <table:table-cell table:style-name="ACE-0" office:value-type="float" office:value="-34.5047">
            <text:p>−34.5047</text:p>
          </table:table-cell>
          <table:table-cell table:style-name="ACE-0" office:value-type="float" office:value="150.86490000000001">
            <text:p>150.8649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300000000000001">
            <text:p>−2.3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50</text:p>
          </table:table-cell>
          <table:table-cell table:style-name="ACE-0" office:value-type="float" office:value="-34.5047">
            <text:p>−34.5047</text:p>
          </table:table-cell>
          <table:table-cell table:style-name="ACE-0" office:value-type="float" office:value="150.86490000000001">
            <text:p>150.8649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79">
            <text:p>−3.7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774</text:p>
          </table:table-cell>
          <table:table-cell table:style-name="ACE-0" office:value-type="float" office:value="-34.5045">
            <text:p>−34.5045</text:p>
          </table:table-cell>
          <table:table-cell table:style-name="ACE-0" office:value-type="float" office:value="150.83770000000001">
            <text:p>150.8377</text:p>
          </table:table-cell>
          <table:table-cell table:style-name="ACE-0" office:value-type="float" office:value="6970">
            <text:p>697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4.75">
            <text:p>−4.7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102</text:p>
          </table:table-cell>
          <table:table-cell table:style-name="ACE-0" office:value-type="float" office:value="-34.497">
            <text:p>−34.497</text:p>
          </table:table-cell>
          <table:table-cell table:style-name="ACE-0" office:value-type="float" office:value="150.87">
            <text:p>150.87</text:p>
          </table:table-cell>
          <table:table-cell table:style-name="ACE-0" office:value-type="float" office:value="6800">
            <text:p>680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urrayWallaceEtal200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856</text:p>
          </table:table-cell>
          <table:table-cell table:style-name="ACE-0" office:value-type="float" office:value="-34.491199999999999">
            <text:p>−34.4912</text:p>
          </table:table-cell>
          <table:table-cell table:style-name="ACE-0" office:value-type="float" office:value="150.83369999999999">
            <text:p>150.8337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300000000000001">
            <text:p>−2.3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058</text:p>
          </table:table-cell>
          <table:table-cell table:style-name="ACE-0" office:value-type="float" office:value="-34.457999999999998">
            <text:p>−34.458</text:p>
          </table:table-cell>
          <table:table-cell table:style-name="ACE-0" office:value-type="float" office:value="150.892">
            <text:p>150.892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MurrayWallaceEtal2000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950</text:p>
          </table:table-cell>
          <table:table-cell table:style-name="ACE-0" office:value-type="float" office:value="-34.429000000000002">
            <text:p>−34.429</text:p>
          </table:table-cell>
          <table:table-cell table:style-name="ACE-0" office:value-type="float" office:value="150.82480000000001">
            <text:p>150.8248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5.1500000000000004">
            <text:p>−5.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48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Wood in estuarine mu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29">
            <text:p>1.2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47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6350">
            <text:p>635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 in estuarine mu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49">
            <text:p>1.4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49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Callicoma stump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50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ngrove root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953</text:p>
          </table:table-cell>
          <table:table-cell table:style-name="ACE-0" office:value-type="float" office:value="-34.334200000000003">
            <text:p>−34.3342</text:p>
          </table:table-cell>
          <table:table-cell table:style-name="ACE-0" office:value-type="float" office:value="150.9248">
            <text:p>150.9248</text:p>
          </table:table-cell>
          <table:table-cell table:style-name="ACE-0" office:value-type="float" office:value="7335">
            <text:p>7335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Estuarine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078</text:p>
          </table:table-cell>
          <table:table-cell table:style-name="ACE-0" office:value-type="float" office:value="-34.316000000000003">
            <text:p>−34.316</text:p>
          </table:table-cell>
          <table:table-cell table:style-name="ACE-0" office:value-type="float" office:value="150.928">
            <text:p>150.928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ngrove root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93000000000000005">
            <text:p>0.9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ryantEtal199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079</text:p>
          </table:table-cell>
          <table:table-cell table:style-name="ACE-0" office:value-type="float" office:value="-34.316000000000003">
            <text:p>−34.316</text:p>
          </table:table-cell>
          <table:table-cell table:style-name="ACE-0" office:value-type="float" office:value="150.928">
            <text:p>150.928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ngrove root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0900000000000001">
            <text:p>1.0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ryantEtal199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ollongo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SW131</text:p>
          </table:table-cell>
          <table:table-cell table:style-name="ACE-0" office:value-type="float" office:value="-34.316000000000003">
            <text:p>−34.316</text:p>
          </table:table-cell>
          <table:table-cell table:style-name="ACE-0" office:value-type="float" office:value="150.929">
            <text:p>150.929</text:p>
          </table:table-cell>
          <table:table-cell table:style-name="ACE-2" office:value-type="float" office:value="7000">
            <text:p>7000</text:p>
          </table:table-cell>
          <table:table-cell table:style-name="ACE-2" office:value-type="float" office:value="153">
            <text:p>153</text:p>
          </table:table-cell>
          <table:table-cell table:style-name="ACE-0" office:value-type="string">
            <text:p>Callicoma stump in situ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JonesEtal1979,SlossEtal2007,LewisEtal2013</text:p>
          </table:table-cell>
          <table:table-cell table:number-columns-repeated="240" table:style-name="ACE-0"/>
        </table:table-row>
        <table:table-row table:style-name="AROW-0" table:number-rows-repeated="1756">
          <table:table-cell table:number-columns-repeated="256"/>
        </table:table-row>
        <table:table-row table:style-name="AROW-1" table:number-rows-repeated="123">
          <table:table-cell table:number-columns-repeated="256"/>
        </table:table-row>
        <table:table-row table:style-name="AROW-0" table:number-rows-repeated="63533">
          <table:table-cell table:number-columns-repeated="256"/>
        </table:table-row>
        <table:table-row table:style-name="AROW-0" table:number-rows-repeated="2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38">
          <gnm:selection gnm:start-col="0" gnm:start-row="38" gnm:end-col="255" gnm:end-row="38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4" table:style-name="ACOL-0"/>
        <table:table-column table:default-cell-style-name="ACE-4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14:11:31Z</dc:date>
    <meta:creation-date>2022-10-27T08:15:17Z</meta:creation-date>
    <meta:generator>gnumeric/1.12.46</meta:generator>
  </office:meta>
</office:document-meta>
</file>